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8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9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0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1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2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3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4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5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6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7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8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19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0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1" style:family="paragraph" style:parent-style-name="Text_20_body" style:list-style-name="L2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2" style:family="paragraph" style:parent-style-name="Text_20_body" style:list-style-name="L2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3" style:family="paragraph" style:parent-style-name="Text_20_body" style:list-style-name="L2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4" style:family="paragraph" style:parent-style-name="Text_20_body" style:list-style-name="L2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5" style:family="paragraph" style:parent-style-name="Text_20_body" style:list-style-name="L2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6" style:family="paragraph" style:parent-style-name="Text_20_body" style:list-style-name="L2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7" style:family="paragraph" style:parent-style-name="Text_20_body" style:list-style-name="L2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8" style:family="paragraph" style:parent-style-name="Text_20_body" style:list-style-name="L2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29" style:family="paragraph" style:parent-style-name="Text_20_body" style:list-style-name="L2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0" style:family="paragraph" style:parent-style-name="Text_20_body" style:list-style-name="L3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1" style:family="paragraph" style:parent-style-name="Text_20_body" style:list-style-name="L3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2" style:family="paragraph" style:parent-style-name="Text_20_body" style:list-style-name="L3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3" style:family="paragraph" style:parent-style-name="Text_20_body" style:list-style-name="L3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4" style:family="paragraph" style:parent-style-name="Text_20_body" style:list-style-name="L3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5" style:family="paragraph" style:parent-style-name="Text_20_body" style:list-style-name="L3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6" style:family="paragraph" style:parent-style-name="Text_20_body" style:list-style-name="L3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7" style:family="paragraph" style:parent-style-name="Text_20_body" style:list-style-name="L3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8" style:family="paragraph" style:parent-style-name="Text_20_body" style:list-style-name="L3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39" style:family="paragraph" style:parent-style-name="Text_20_body" style:list-style-name="L3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0" style:family="paragraph" style:parent-style-name="Text_20_body" style:list-style-name="L4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1" style:family="paragraph" style:parent-style-name="Text_20_body" style:list-style-name="L4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2" style:family="paragraph" style:parent-style-name="Text_20_body" style:list-style-name="L4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3" style:family="paragraph" style:parent-style-name="Text_20_body" style:list-style-name="L4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4" style:family="paragraph" style:parent-style-name="Text_20_body" style:list-style-name="L4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5" style:family="paragraph" style:parent-style-name="Text_20_body" style:list-style-name="L4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6" style:family="paragraph" style:parent-style-name="Text_20_body" style:list-style-name="L4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7" style:family="paragraph" style:parent-style-name="Text_20_body" style:list-style-name="L4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8" style:family="paragraph" style:parent-style-name="Text_20_body" style:list-style-name="L4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49" style:family="paragraph" style:parent-style-name="Text_20_body" style:list-style-name="L4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0" style:family="paragraph" style:parent-style-name="Text_20_body" style:list-style-name="L5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1" style:family="paragraph" style:parent-style-name="Text_20_body" style:list-style-name="L5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2" style:family="paragraph" style:parent-style-name="Text_20_body" style:list-style-name="L5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3" style:family="paragraph" style:parent-style-name="Text_20_body" style:list-style-name="L5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4" style:family="paragraph" style:parent-style-name="Text_20_body" style:list-style-name="L5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5" style:family="paragraph" style:parent-style-name="Text_20_body" style:list-style-name="L5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6" style:family="paragraph" style:parent-style-name="Text_20_body" style:list-style-name="L5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7" style:family="paragraph" style:parent-style-name="Text_20_body" style:list-style-name="L5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8" style:family="paragraph" style:parent-style-name="Text_20_body" style:list-style-name="L5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59" style:family="paragraph" style:parent-style-name="Text_20_body" style:list-style-name="L5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0" style:family="paragraph" style:parent-style-name="Text_20_body" style:list-style-name="L6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1" style:family="paragraph" style:parent-style-name="Text_20_body" style:list-style-name="L6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2" style:family="paragraph" style:parent-style-name="Text_20_body" style:list-style-name="L6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3" style:family="paragraph" style:parent-style-name="Text_20_body" style:list-style-name="L6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4" style:family="paragraph" style:parent-style-name="Text_20_body" style:list-style-name="L6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5" style:family="paragraph" style:parent-style-name="Text_20_body" style:list-style-name="L6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6" style:family="paragraph" style:parent-style-name="Text_20_body" style:list-style-name="L6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7" style:family="paragraph" style:parent-style-name="Text_20_body" style:list-style-name="L6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8" style:family="paragraph" style:parent-style-name="Text_20_body" style:list-style-name="L6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69" style:family="paragraph" style:parent-style-name="Text_20_body" style:list-style-name="L6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0" style:family="paragraph" style:parent-style-name="Text_20_body" style:list-style-name="L7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1" style:family="paragraph" style:parent-style-name="Text_20_body" style:list-style-name="L7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2" style:family="paragraph" style:parent-style-name="Text_20_body" style:list-style-name="L7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3" style:family="paragraph" style:parent-style-name="Text_20_body" style:list-style-name="L7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4" style:family="paragraph" style:parent-style-name="Text_20_body" style:list-style-name="L7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5" style:family="paragraph" style:parent-style-name="Text_20_body" style:list-style-name="L7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6" style:family="paragraph" style:parent-style-name="Text_20_body" style:list-style-name="L7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7" style:family="paragraph" style:parent-style-name="Text_20_body" style:list-style-name="L7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8" style:family="paragraph" style:parent-style-name="Text_20_body" style:list-style-name="L7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79" style:family="paragraph" style:parent-style-name="Text_20_body" style:list-style-name="L7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" fo:font-size="14pt" fo:letter-spacing="normal" fo:font-style="normal" fo:font-weight="normal"/>
    </style:style>
    <style:style style:name="P80" style:family="paragraph" style:parent-style-name="Text_20_body" style:list-style-name="L80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loext:opacity="100%" style:font-name="Times" fo:font-size="14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69520236" text:style-name="L1">
        <text:list-item>
          <text:p text:style-name="P1">IPA</text:p>
        </text:list-item>
      </text:list>
      <text:list xml:id="list3413263235" text:style-name="L2">
        <text:list-item>
          <text:p text:style-name="P2">Stout &amp; Porter</text:p>
        </text:list-item>
      </text:list>
      <text:list xml:id="list1138410153" text:style-name="L3">
        <text:list-item>
          <text:p text:style-name="P3">Hard Seltzer</text:p>
        </text:list-item>
      </text:list>
      <text:list xml:id="list3955046567" text:style-name="L4">
        <text:list-item>
          <text:p text:style-name="P4">Craft Beer</text:p>
        </text:list-item>
      </text:list>
      <text:list xml:id="list3034756999" text:style-name="L5">
        <text:list-item>
          <text:p text:style-name="P5">Malt Liquor</text:p>
        </text:list-item>
      </text:list>
      <text:list xml:id="list151678695" text:style-name="L6">
        <text:list-item>
          <text:p text:style-name="P6">Lager</text:p>
        </text:list-item>
      </text:list>
      <text:list xml:id="list3091424802" text:style-name="L7">
        <text:list-item>
          <text:p text:style-name="P7">Energy Drinks</text:p>
        </text:list-item>
      </text:list>
      <text:list xml:id="list911506776" text:style-name="L8">
        <text:list-item>
          <text:p text:style-name="P8">Water &amp; Sparkling Water</text:p>
        </text:list-item>
      </text:list>
      <text:list xml:id="list1014676241" text:style-name="L9">
        <text:list-item>
          <text:p text:style-name="P9">Wheat Beer</text:p>
        </text:list-item>
      </text:list>
      <text:list xml:id="list3726424439" text:style-name="L10">
        <text:list-item>
          <text:p text:style-name="P10">Belgian-style Ale</text:p>
        </text:list-item>
      </text:list>
      <text:list xml:id="list843409964" text:style-name="L11">
        <text:list-item>
          <text:p text:style-name="P11">Import Beer</text:p>
        </text:list-item>
      </text:list>
      <text:list xml:id="list4056324038" text:style-name="L12">
        <text:list-item>
          <text:p text:style-name="P12">Mixers &amp; Ice</text:p>
        </text:list-item>
      </text:list>
      <text:list xml:id="list103150170" text:style-name="L13">
        <text:list-item>
          <text:p text:style-name="P13">Chips &amp; Crackers</text:p>
        </text:list-item>
      </text:list>
      <text:list xml:id="list475899956" text:style-name="L14">
        <text:list-item>
          <text:p text:style-name="P14">Cigarettes - Packages</text:p>
        </text:list-item>
      </text:list>
      <text:list xml:id="list3998308664" text:style-name="L15">
        <text:list-item>
          <text:p text:style-name="P15">Domestic Beer</text:p>
        </text:list-item>
      </text:list>
      <text:list xml:id="list1682934148" text:style-name="L16">
        <text:list-item>
          <text:p text:style-name="P16">Chocolate</text:p>
        </text:list-item>
      </text:list>
      <text:list xml:id="list3021315997" text:style-name="L17">
        <text:list-item>
          <text:p text:style-name="P17">Smokeless Tobacco</text:p>
        </text:list-item>
      </text:list>
      <text:list xml:id="list3408523119" text:style-name="L18">
        <text:list-item>
          <text:p text:style-name="P18">Hard Kombucha</text:p>
        </text:list-item>
      </text:list>
      <text:list xml:id="list1073452852" text:style-name="L19">
        <text:list-item>
          <text:p text:style-name="P19">Sodas</text:p>
        </text:list-item>
      </text:list>
      <text:list xml:id="list4007010039" text:style-name="L20">
        <text:list-item>
          <text:p text:style-name="P20">Salty Snacks</text:p>
        </text:list-item>
      </text:list>
      <text:list xml:id="list361791266" text:style-name="L21">
        <text:list-item>
          <text:p text:style-name="P21">Rum</text:p>
        </text:list-item>
      </text:list>
      <text:list xml:id="list2767393881" text:style-name="L22">
        <text:list-item>
          <text:p text:style-name="P22">Hard Lemonade</text:p>
        </text:list-item>
      </text:list>
      <text:list xml:id="list3275104229" text:style-name="L23">
        <text:list-item>
          <text:p text:style-name="P23">Juice, Tea &amp; Coffee</text:p>
        </text:list-item>
      </text:list>
      <text:list xml:id="list154348748" text:style-name="L24">
        <text:list-item>
          <text:p text:style-name="P24">Hard Cider</text:p>
        </text:list-item>
      </text:list>
      <text:list xml:id="list2075628925" text:style-name="L25">
        <text:list-item>
          <text:p text:style-name="P25">Vodka</text:p>
        </text:list-item>
      </text:list>
      <text:list xml:id="list3294696016" text:style-name="L26">
        <text:list-item>
          <text:p text:style-name="P26">Pinot Grigio</text:p>
        </text:list-item>
      </text:list>
      <text:list xml:id="list2719811946" text:style-name="L27">
        <text:list-item>
          <text:p text:style-name="P27">Gum &amp; Mints</text:p>
        </text:list-item>
      </text:list>
      <text:list xml:id="list1386271613" text:style-name="L28">
        <text:list-item>
          <text:p text:style-name="P28">Gin</text:p>
        </text:list-item>
      </text:list>
      <text:list xml:id="list3300813666" text:style-name="L29">
        <text:list-item>
          <text:p text:style-name="P29">Pinot Noir</text:p>
        </text:list-item>
      </text:list>
      <text:list xml:id="list2452686117" text:style-name="L30">
        <text:list-item>
          <text:p text:style-name="P30">Flavored Whisky</text:p>
        </text:list-item>
      </text:list>
      <text:list xml:id="list3332380079" text:style-name="L31">
        <text:list-item>
          <text:p text:style-name="P31">Cabernet Sauvignon</text:p>
        </text:list-item>
      </text:list>
      <text:list xml:id="list3174923158" text:style-name="L32">
        <text:list-item>
          <text:p text:style-name="P32">Tequila &amp; Mezcal</text:p>
        </text:list-item>
      </text:list>
      <text:list xml:id="list2302530880" text:style-name="L33">
        <text:list-item>
          <text:p text:style-name="P33">Cigars</text:p>
        </text:list-item>
      </text:list>
      <text:list xml:id="list3233291242" text:style-name="L34">
        <text:list-item>
          <text:p text:style-name="P34">Personal Care</text:p>
        </text:list-item>
      </text:list>
      <text:list xml:id="list359623359" text:style-name="L35">
        <text:list-item>
          <text:p text:style-name="P35">Scotch Whisky</text:p>
        </text:list-item>
      </text:list>
      <text:list xml:id="list4133518337" text:style-name="L36">
        <text:list-item>
          <text:p text:style-name="P36">Hard Tea</text:p>
        </text:list-item>
      </text:list>
      <text:list xml:id="list737259815" text:style-name="L37">
        <text:list-item>
          <text:p text:style-name="P37">Other Whites</text:p>
        </text:list-item>
      </text:list>
      <text:list xml:id="list4116378834" text:style-name="L38">
        <text:list-item>
          <text:p text:style-name="P38">Other Reds</text:p>
        </text:list-item>
      </text:list>
      <text:list xml:id="list3049711180" text:style-name="L39">
        <text:list-item>
          <text:p text:style-name="P39">Fresh Groceries &amp; Pantry</text:p>
        </text:list-item>
      </text:list>
      <text:list xml:id="list1397032068" text:style-name="L40">
        <text:list-item>
          <text:p text:style-name="P40">Fortified Wine</text:p>
        </text:list-item>
      </text:list>
      <text:list xml:id="list3704390056" text:style-name="L41">
        <text:list-item>
          <text:p text:style-name="P41">Home Essentials</text:p>
        </text:list-item>
      </text:list>
      <text:list xml:id="list1928805992" text:style-name="L42">
        <text:list-item>
          <text:p text:style-name="P42">Medicine</text:p>
        </text:list-item>
      </text:list>
      <text:list xml:id="list1766743402" text:style-name="L43">
        <text:list-item>
          <text:p text:style-name="P43"><text:soft-page-break/>Ice Cream</text:p>
        </text:list-item>
      </text:list>
      <text:list xml:id="list537183168" text:style-name="L44">
        <text:list-item>
          <text:p text:style-name="P44">Puff Bars &amp; Vapes</text:p>
        </text:list-item>
      </text:list>
      <text:list xml:id="list2521090517" text:style-name="L45">
        <text:list-item>
          <text:p text:style-name="P45">Cookies &amp; Pastries</text:p>
        </text:list-item>
      </text:list>
      <text:list xml:id="list4182558448" text:style-name="L46">
        <text:list-item>
          <text:p text:style-name="P46">Candy &amp; Sweets</text:p>
        </text:list-item>
      </text:list>
      <text:list xml:id="list353764174" text:style-name="L47">
        <text:list-item>
          <text:p text:style-name="P47">Sports Drinks</text:p>
        </text:list-item>
      </text:list>
      <text:list xml:id="list1510231368" text:style-name="L48">
        <text:list-item>
          <text:p text:style-name="P48">Brandy</text:p>
        </text:list-item>
      </text:list>
      <text:list xml:id="list404975904" text:style-name="L49">
        <text:list-item>
          <text:p text:style-name="P49">Rye Whiskey</text:p>
        </text:list-item>
      </text:list>
      <text:list xml:id="list1126663972" text:style-name="L50">
        <text:list-item>
          <text:p text:style-name="P50">Chardonnay</text:p>
        </text:list-item>
      </text:list>
      <text:list xml:id="list1307079742" text:style-name="L51">
        <text:list-item>
          <text:p text:style-name="P51">Sauvignon Blanc</text:p>
        </text:list-item>
      </text:list>
      <text:list xml:id="list202588489" text:style-name="L52">
        <text:list-item>
          <text:p text:style-name="P52">Liqueur</text:p>
        </text:list-item>
      </text:list>
      <text:list xml:id="list4292069753" text:style-name="L53">
        <text:list-item>
          <text:p text:style-name="P53">RosÃ©</text:p>
        </text:list-item>
      </text:list>
      <text:list xml:id="list3668694409" text:style-name="L54">
        <text:list-item>
          <text:p text:style-name="P54">Sparkling Wine</text:p>
        </text:list-item>
      </text:list>
      <text:list xml:id="list3936166199" text:style-name="L55">
        <text:list-item>
          <text:p text:style-name="P55">Ready-to-Drink Cocktails</text:p>
        </text:list-item>
      </text:list>
      <text:list xml:id="list3636619707" text:style-name="L56">
        <text:list-item>
          <text:p text:style-name="P56">Champagne</text:p>
        </text:list-item>
      </text:list>
      <text:list xml:id="list514586890" text:style-name="L57">
        <text:list-item>
          <text:p text:style-name="P57">Merlot</text:p>
        </text:list-item>
      </text:list>
      <text:list xml:id="list2827373574" text:style-name="L58">
        <text:list-item>
          <text:p text:style-name="P58">Bourbon</text:p>
        </text:list-item>
      </text:list>
      <text:list xml:id="list2419190053" text:style-name="L59">
        <text:list-item>
          <text:p text:style-name="P59">Healthy Snacks</text:p>
        </text:list-item>
      </text:list>
      <text:list xml:id="list1210670865" text:style-name="L60">
        <text:list-item>
          <text:p text:style-name="P60">Irish Whiskey</text:p>
        </text:list-item>
      </text:list>
      <text:list xml:id="list2170011969" text:style-name="L61">
        <text:list-item>
          <text:p text:style-name="P61">Flavored &amp; Fruit Wine</text:p>
        </text:list-item>
      </text:list>
      <text:list xml:id="list338483572" text:style-name="L62">
        <text:list-item>
          <text:p text:style-name="P62">Cognac</text:p>
        </text:list-item>
      </text:list>
      <text:list xml:id="list780141492" text:style-name="L63">
        <text:list-item>
          <text:p text:style-name="P63">American Whiskey</text:p>
        </text:list-item>
      </text:list>
      <text:list xml:id="list2503415865" text:style-name="L64">
        <text:list-item>
          <text:p text:style-name="P64">Other Whisky</text:p>
        </text:list-item>
      </text:list>
      <text:list xml:id="list3795829756" text:style-name="L65">
        <text:list-item>
          <text:p text:style-name="P65">Flavored Vodka</text:p>
        </text:list-item>
      </text:list>
      <text:list xml:id="list2750932496" text:style-name="L66">
        <text:list-item>
          <text:p text:style-name="P66">Flavored Rum</text:p>
        </text:list-item>
      </text:list>
      <text:list xml:id="list3933432035" text:style-name="L67">
        <text:list-item>
          <text:p text:style-name="P67">Canadian Whisky</text:p>
        </text:list-item>
      </text:list>
      <text:list xml:id="list1591597825" text:style-name="L68">
        <text:list-item>
          <text:p text:style-name="P68">Other Liquor</text:p>
        </text:list-item>
      </text:list>
      <text:list xml:id="list185107905" text:style-name="L69">
        <text:list-item>
          <text:p text:style-name="P69">Hard Soda</text:p>
        </text:list-item>
      </text:list>
      <text:list xml:id="list2638073392" text:style-name="L70">
        <text:list-item>
          <text:p text:style-name="P70">Blush Wine</text:p>
        </text:list-item>
      </text:list>
      <text:list xml:id="list46355073" text:style-name="L71">
        <text:list-item>
          <text:p text:style-name="P71">Red Blends</text:p>
        </text:list-item>
      </text:list>
      <text:list xml:id="list3880314778" text:style-name="L72">
        <text:list-item>
          <text:p text:style-name="P72">Sparkling RosÃ©</text:p>
        </text:list-item>
      </text:list>
      <text:list xml:id="list4130969813" text:style-name="L73">
        <text:list-item>
          <text:p text:style-name="P73">White Blends</text:p>
        </text:list-item>
      </text:list>
      <text:list xml:id="list595984603" text:style-name="L74">
        <text:list-item>
          <text:p text:style-name="P74">Sake</text:p>
        </text:list-item>
      </text:list>
      <text:list xml:id="list3575942383" text:style-name="L75">
        <text:list-item>
          <text:p text:style-name="P75">Malbec</text:p>
        </text:list-item>
      </text:list>
      <text:list xml:id="list2822319908" text:style-name="L76">
        <text:list-item>
          <text:p text:style-name="P76">Zinfandel</text:p>
        </text:list-item>
      </text:list>
      <text:list xml:id="list3672858839" text:style-name="L77">
        <text:list-item>
          <text:p text:style-name="P77">Other Tobacco Products</text:p>
        </text:list-item>
      </text:list>
      <text:list xml:id="list4031486583" text:style-name="L78">
        <text:list-item>
          <text:p text:style-name="P78">Cigarettes - Cartons</text:p>
        </text:list-item>
      </text:list>
      <text:list xml:id="list1190844441" text:style-name="L79">
        <text:list-item>
          <text:p text:style-name="P79">Loose Leaf Tobacco</text:p>
        </text:list-item>
      </text:list>
      <text:list xml:id="list2724154476" text:style-name="L80">
        <text:list-item>
          <text:p text:style-name="P80"><text:span text:style-name="T1">Cocktail Kit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6T13:17:24.246295388</meta:creation-date>
    <dc:date>2022-04-16T13:17:40.704641652</dc:date>
    <meta:editing-duration>PT17S</meta:editing-duration>
    <meta:editing-cycles>1</meta:editing-cycles>
    <meta:document-statistic meta:table-count="0" meta:image-count="0" meta:object-count="0" meta:page-count="2" meta:paragraph-count="80" meta:word-count="241" meta:character-count="1053" meta:non-whitespace-character-count="972"/>
    <meta:generator>LibreOffice/7.3.2.2$MacOSX_X86_64 LibreOffice_project/49f2b1bff42cfccbd8f788c8dc32c1c309559be0</meta:generator>
  </office:meta>
</office:document-meta>
</file>